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 office:value-type="string">
            <text:p>(Huh? Come to think of it, this new lair
of ours...)</text:p>
          </table:table-cell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 office:value-type="string">
            <text:p>(...Where's the bathroom around here?)</text:p>
          </table:table-cell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 office:value-type="string">
            <text:p>Hey, Blanche, Blanche.</text:p>
          </table:table-cell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n? What's wrong, Carat-sama~? Eheh!</text:p>
          </table:table-cell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athroom.</text:p>
          </table:table-cell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eh? Bathroom...?</text:p>
          </table:table-cell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 office:value-type="string">
            <text:p>Eheh! Too bad, but there's no toilet in
here yet, Carat-sama~! Eheheh!</text:p>
          </table:table-cell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uuuuuh?! B-But why?!</text:p>
          </table:table-cell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is is an improvized lair dug into a
cave at the top of a mountain, after all—!
Eheheheh!</text:p>
          </table:table-cell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n hurry up and make one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s much as we would like to do so, now
that our top engineer—Dr. FLASH—has been
defeated...</text:p>
          </table:table-cell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 office:value-type="string">
            <text:p>None among us have the necessary know-how
to implement the requisite plumbing.</text:p>
          </table:table-cell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 office:value-type="string">
            <text:p>I'm afraid we will have to give up on
the idea for now.</text:p>
          </table:table-cell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h?! Give up?!</text:p>
          </table:table-cell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 office:value-type="string">
            <text:p>S-So you mean to tell me I have to take
care of business behind a rock, or
something?!?!</text:p>
          </table:table-cell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on't "that is correct" me!! I, I am
Carat, the daughter of the esteemed
Djaelbaaj family!!</text:p>
          </table:table-cell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 office:value-type="string">
            <text:p>It is simply unthinkable for me to pee
anywhere that isn't a toilet!!! That
would be weird! Way too weird!!!</text:p>
          </table:table-cell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 yet, it's a fact that there are no
toilets in this place.</text:p>
          </table:table-cell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olding it in is bad for you, you know~?
You should get it all out as soon as you
can—! Eheh!</text:p>
          </table:table-cell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no, no! I shan't pee without a toilet!!
It just isn't ladylike!!</text:p>
          </table:table-cell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a problem.</text:p>
          </table:table-cell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 office:value-type="string">
            <text:p>Can't you hold it any longer?</text:p>
          </table:table-cell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-Of course I can! I'm no child!!</text:p>
          </table:table-cell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I say we begin discussions on our
strategy to destro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 office:value-type="string">
            <text:p>We can discuss the issue of the missing
bathroom after that. Is that acceptable?</text:p>
          </table:table-cell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.. f-fine...</text:p>
          </table:table-cell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So sorry, Carat-sama~!</text:p>
          </table:table-cell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hear this tag-team
strategy of yours from the beginning.</text:p>
          </table:table-cell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 office:value-type="string">
            <text:p>Then 676</text:p>
          </table:table-cell>
          <table:table-cell table:style-name="ce0"/>
          <table:table-cell table:style-name="ce0" office:value-type="string">
            <text:p>Empyreon
“YES!! It shall be dubbed the `Scary Scary
Haunted House Strategy`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2+02:00</meta:creation-date>
    <dc:date>2020-06-13T13:34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